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91cm" svg:height="8.291cm" svg:x="0.2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28:03.356334128</dc:date>
    <meta:editing-duration>PT3M33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292cm" xlink:href="." xlink:type="simple" chart:class="chart:scatter" chart:style-name="ch1">
        <chart:plot-area chart:style-name="ch2" chart:data-source-has-labels="both" svg:x="0.295cm" svg:y="0.165cm" svg:width="14.202cm" svg:height="7.962cm">
          <chartooo:coordinate-region svg:x="0.837cm" svg:y="0.364cm" svg:width="13.566cm" svg:height="7.56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837513074583992">
                <text:p>-0.0837513074583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67355686664631">
                <text:p>-0.167355686664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333537493432204">
                <text:p>-0.333537493432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415823381635519">
                <text:p>-0.415823381635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78063593888943">
                <text:p>-0.578063593888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57733293477167">
                <text:p>-0.657733293477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134732861516">
                <text:p>-0.8134732861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889270358369855">
                <text:p>-0.889270358369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03605401874626">
                <text:p>-1.03605401874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10678309848669">
                <text:p>-1.10678309848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4229556055662">
                <text:p>-1.24229556055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30684120798021">
                <text:p>-1.30684120798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2894535926561">
                <text:p>-1.42894535926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48628965095479">
                <text:p>-1.4862896509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59305983604839">
                <text:p>-1.59305983604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64229841826741">
                <text:p>-1.64229841826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77240715846243">
                <text:p>-1.77240715846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43726303177">
                <text:p>-1.843726303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87456397898378">
                <text:p>-1.87456397898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2632513359532">
                <text:p>-1.92632513359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4715780574632">
                <text:p>-1.94715780574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7854466592598">
                <text:p>-1.97854466592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8904379073655">
                <text:p>-1.98904379073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956136694969">
                <text:p>-1.99956136694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956136694969">
                <text:p>-1.99956136694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8904379073655">
                <text:p>-1.98904379073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7854466592598">
                <text:p>-1.97854466592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4715780574632">
                <text:p>-1.94715780574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2632513359532">
                <text:p>-1.92632513359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87456397898378">
                <text:p>-1.87456397898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43726303177">
                <text:p>-1.843726303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77240715846243">
                <text:p>-1.77240715846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64229841826741">
                <text:p>-1.64229841826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59305983604839">
                <text:p>-1.59305983604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48628965095479">
                <text:p>-1.486289650954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42894535926561">
                <text:p>-1.42894535926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30684120798021">
                <text:p>-1.30684120798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4229556055662">
                <text:p>-1.24229556055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10678309848669">
                <text:p>-1.10678309848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3605401874626">
                <text:p>-1.03605401874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889270358369856">
                <text:p>-0.889270358369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13473286151601">
                <text:p>-0.813473286151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657733293477167">
                <text:p>-0.657733293477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78063593888944">
                <text:p>-0.578063593888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415823381635519">
                <text:p>-0.415823381635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33537493432205">
                <text:p>-0.333537493432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67355686664631">
                <text:p>-0.167355686664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837513074583996">
                <text:p>-0.0837513074583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837513074583982">
                <text:p>0.0837513074583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6735568666463">
                <text:p>0.16735568666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333537493432204">
                <text:p>0.33353749343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15823381635518">
                <text:p>0.415823381635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78063593888943">
                <text:p>0.578063593888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657733293477166">
                <text:p>0.657733293477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134732861516">
                <text:p>0.8134732861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889270358369854">
                <text:p>0.889270358369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3605401874626">
                <text:p>1.03605401874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0678309848669">
                <text:p>1.10678309848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4229556055662">
                <text:p>1.242295560556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30684120798021">
                <text:p>1.30684120798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2894535926561">
                <text:p>1.42894535926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48628965095479">
                <text:p>1.48628965095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59305983604839">
                <text:p>1.59305983604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64229841826741">
                <text:p>1.642298418267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77240715846243">
                <text:p>1.77240715846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843726303177">
                <text:p>1.843726303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87456397898378">
                <text:p>1.874563978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92632513359532">
                <text:p>1.92632513359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4715780574632">
                <text:p>1.94715780574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97854466592598">
                <text:p>1.97854466592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8904379073655">
                <text:p>1.989043790736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9956136694969">
                <text:p>1.999561366949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9956136694969">
                <text:p>1.99956136694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8904379073655">
                <text:p>1.98904379073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97854466592598">
                <text:p>1.97854466592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4715780574632">
                <text:p>1.94715780574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2632513359532">
                <text:p>1.92632513359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87456397898378">
                <text:p>1.87456397898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43726303177">
                <text:p>1.843726303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77240715846243">
                <text:p>1.7724071584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64229841826741">
                <text:p>1.64229841826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59305983604839">
                <text:p>1.59305983604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48628965095479">
                <text:p>1.486289650954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42894535926561">
                <text:p>1.42894535926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30684120798021">
                <text:p>1.30684120798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24229556055662">
                <text:p>1.24229556055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0678309848669">
                <text:p>1.10678309848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03605401874626">
                <text:p>1.03605401874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889270358369855">
                <text:p>0.889270358369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813473286151602">
                <text:p>0.813473286151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657733293477168">
                <text:p>0.657733293477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578063593888944">
                <text:p>0.5780635938889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1582338163552">
                <text:p>0.41582338163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33537493432205">
                <text:p>0.333537493432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167355686664632">
                <text:p>0.167355686664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837513074583999">
                <text:p>0.083751307458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.89858719658941E-016">
                <text:p>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